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.removeEldestEntry( Map . Entry &lt; K , V &gt; el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int initialCapacity , float loadFactor , boolean accessOrder , int 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RUMap.LRUMap( int maximum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RUMap.LRUMap( int maximumSize , boolean access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